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5061" officeooo:paragraph-rsid="00065061"/>
    </style:style>
    <style:style style:name="P2" style:family="paragraph" style:parent-style-name="Standard">
      <style:text-properties officeooo:rsid="00065061" officeooo:paragraph-rsid="000a1616"/>
    </style:style>
    <style:style style:name="P3" style:family="paragraph" style:parent-style-name="Standard">
      <style:text-properties officeooo:rsid="0007edeb" officeooo:paragraph-rsid="0007edeb"/>
    </style:style>
    <style:style style:name="T1" style:family="text">
      <style:text-properties officeooo:rsid="0007edeb"/>
    </style:style>
    <style:style style:name="T2" style:family="text">
      <style:text-properties officeooo:rsid="00091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span text:style-name="T2">Berlin, 19.04.2016</text:span></text:p>
      <text:p text:style-name="P1">Zu Beachtende Hinweise bei Umsetzung und Dokumentation<text:tab/><text:tab/><text:tab/></text:p>
      <text:p text:style-name="P1"/>
      <text:p text:style-name="P1">8 Punkte der Antragsablehnung:</text:p>
      <text:p text:style-name="P1"/>
      <text:p text:style-name="P1">1.<text:tab/>Projektphasen</text:p>
      <text:p text:style-name="P1">2.<text:tab/>Fehlende Ressourcen und Kostenplanung</text:p>
      <text:p text:style-name="P1">3.<text:tab/>Wozu "Mockup" analysieren wenn Webservice ?</text:p>
      <text:p text:style-name="P1">4.<text:tab/>Testseite in 70h abgrenzen (Umfang zu hoch)</text:p>
      <text:p text:style-name="P1">5.<text:tab/>Qualitätssicherung ?</text:p>
      <text:p text:style-name="P1">6.<text:tab/>3h Test ?</text:p>
      <text:p text:style-name="P1">7.<text:tab/>Wie Planen Sie vorab Test ?</text:p>
      <text:p text:style-name="P1">8.<text:tab/>Kriterien für Qualität ? Sicherstellen das es passt ?</text:p>
      <text:p text:style-name="P1"/>
      <text:p text:style-name="P1">Zu 5. Qualitätssicherung</text:p>
      <text:p text:style-name="P1">-<text:tab/>Definition Testdaten (Szenario) für zu Implementierende Modultests</text:p>
      <text:p text:style-name="P1">-<text:tab/>Definitionsbereich 0.01 – 9999.99</text:p>
      <text:p text:style-name="P1">-<text:tab/>Definitionstyp (int, float -&gt; php)</text:p>
      <text:p text:style-name="P1"/>
      <text:p text:style-name="P1">Zu 6. Modultest</text:p>
      <text:p text:style-name="P1">-<text:tab/>% zum Gesamtaufwand</text:p>
      <text:p text:style-name="P1">-<text:tab/>z.B. 25% vom Gesamtaufwand (Gartner, 10% - 35%)</text:p>
      <text:p text:style-name="P1"><text:tab/>daraus ergibt sich (meine Enpfehlung)</text:p>
      <text:p text:style-name="P1">-<text:tab/>Codereview wird von Projektleiter (Friedemar) übernommen -&gt; kein Zeitaufwand für Jan</text:p>
      <text:p text:style-name="P1">-<text:tab/>Modultest 3h + 3h -&gt; 6h (ca 22%)</text:p>
      <text:p text:style-name="P1"/>
      <text:p text:style-name="P1">Zu 7. Planung der Tests!</text:p>
      <text:p text:style-name="P1">-<text:tab/><text:span text:style-name="T1">Punkt 2 -&gt; Definition Qualitätssicherung</text:span></text:p>
      <text:p text:style-name="P1">-<text:tab/><text:span text:style-name="T1">Massnahmen -&gt; welche genau? (Siehe 5) etwas mehr schreiben !</text:span></text:p>
      <text:p text:style-name="P1"/>
      <text:p text:style-name="P3">Zu 8. Was sind Kriterien der QS ? (Hausaufgaben bis Dienstag 26.4.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6S</meta:editing-duration>
    <meta:editing-cycles>7</meta:editing-cycles>
    <meta:generator>LibreOffice/5.1.1.3$Windows_X86_64 LibreOffice_project/89f508ef3ecebd2cfb8e1def0f0ba9a803b88a6d</meta:generator>
    <dc:date>2016-04-19T22:19:12.984000000</dc:date>
    <meta:document-statistic meta:table-count="0" meta:image-count="0" meta:object-count="0" meta:page-count="1" meta:paragraph-count="25" meta:word-count="156" meta:character-count="986" meta:non-whitespace-character-count="839"/>
    <meta:user-defined meta:name="Info 1"/>
    <meta:user-defined meta:name="Info 2"/>
    <meta:user-defined meta:name="Info 3"/>
    <meta:user-defined meta:name="Info 4"/>
  </office:meta>
</office:document-meta>
</file>